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are a lot of programming languages, people outside the computer field <text:s/>can wonder why.</text:p>
      <text:p text:style-name="Standard"><text:s/></text:p>
      <text:p text:style-name="Standard">Generally one programming language is created to reach one objective, for example Cobal is </text:p>
      <text:p text:style-name="Standard"/>
      <text:p text:style-name="Standard">mainly used for business applications. The objective depends on the creators of the programming</text:p>
      <text:p text:style-name="Standard"/>
      <text:p text:style-name="Standard">language and <text:span text:style-name="T1">what</text:span> they <text:s/>want to do with it: upgrading one language that is not open source, </text:p>
      <text:p text:style-name="Standard"/>
      <text:p text:style-name="Standard">inscreasing the performance of programs, including new options... Over the <text:s/>years, some languages</text:p>
      <text:p text:style-name="Standard"/>
      <text:p text:style-name="Standard">have been abandoned because another language is better, but they stay in the programming</text:p>
      <text:p text:style-name="Standard"/>
      <text:p text:style-name="Standard">languages list. As a consequence <text:s/>there are more than 400 programming languages, however there</text:p>
      <text:p text:style-name="Standard"/>
      <text:p text:style-name="Standard">are not all used, so for me there are too much programming languages.</text:p>
      <text:p text:style-name="Standard"/>
      <text:p text:style-name="Standard"/>
      <text:p text:style-name="Standard">My first point to expose my argument is the upgrade of programming languages. When an</text:p>
      <text:p text:style-name="Standard"/>
      <text:p text:style-name="Standard">programming language is upgrade, the previous version should be archived and stopped to use it.</text:p>
      <text:p text:style-name="Standard"/>
      <text:p text:style-name="Standard">example C and C++, one program in C can be executed in C++ without changing, but developers</text:p>
      <text:p text:style-name="Standard"/>
      <text:p text:style-name="Standard">continue to used C, so that create 2 programming languages for nothing. It is the same with visual</text:p>
      <text:p text:style-name="Standard"/>
      <text:p text:style-name="Standard">basic and C#, the visual basic is old, the C# is easier and can do the same thing than visual basic,</text:p>
      <text:p text:style-name="Standard"/>
      <text:p text:style-name="Standard">but developers do not switching because the application works while there are tools to translate one </text:p>
      <text:p text:style-name="Standard"/>
      <text:p text:style-name="Standard">visual basic code to C#.</text:p>
      <text:p text:style-name="Standard"/>
      <text:p text:style-name="Standard"/>
      <text:p text:style-name="Standard">My second argument is the top 25 of programming languages. when I see the top25 ranking, I do</text:p>
      <text:p text:style-name="Standard"/>
      <text:p text:style-name="Standard">not understand why there are more 400 programming languages. I will give some examples, in first</text:p>
      <text:p text:style-name="Standard"/>
      <text:p text:style-name="Standard">possition there is JavaScript with 22,63% of activity this monthly, in second it is Python with</text:p>
      <text:p text:style-name="Standard"/>
      <text:p text:style-name="Standard">14,75%, follow by Java with 14,01%. After that there is C++ 8,45% and C 6,03% but as I explained </text:p>
      <text:p text:style-name="Standard"/>
      <text:p text:style-name="Standard">in my first point for me it is the same programming languauge. there is 66% with only 4</text:p>
      <text:p text:style-name="Standard"/>
      <text:p text:style-name="Standard">programming laguages. going down a little in the ranking, after the 15<text:span text:style-name="T2">th </text:span>rank the percent of used is</text:p>
      <text:p text:style-name="Standard"/>
      <text:p text:style-name="Standard">under 0,5.</text:p>
      <text:p text:style-name="Standard"/>
      <text:p text:style-name="Standard"/>
      <text:p text:style-name="Standard">My last argument is if you there are less programming languages, it is easier for the developers to </text:p>
      <text:p text:style-name="Standard"/>
      <text:p text:style-name="Standard">know them for be better in programming. The developers can assumed more jobs in the business, or </text:p>
      <text:p text:style-name="Standard"/>
      <text:p text:style-name="Standard">just be more polyv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Petermann</meta:initial-creator>
    <meta:creation-date>2018-10-20T16:45:11.83</meta:creation-date>
    <dc:date>2018-10-20T17:16:04.77</dc:date>
    <dc:creator>Jérémy Petermann</dc:creator>
    <meta:editing-duration>PT30M5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6" meta:word-count="367" meta:character-count="2110"/>
  </office:meta>
</office:document-meta>
</file>